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0ce7db" officeooo:paragraph-rsid="000287c1"/>
    </style:style>
    <style:style style:name="P2" style:family="paragraph" style:parent-style-name="Text_20_body" style:list-style-name="L1">
      <style:paragraph-properties fo:text-align="start" style:justify-single-word="false"/>
      <style:text-properties officeooo:rsid="000440fb" officeooo:paragraph-rsid="000440fb"/>
    </style:style>
    <style:style style:name="P3" style:family="paragraph" style:parent-style-name="Text_20_body" style:list-style-name="L2">
      <style:paragraph-properties fo:text-align="start" style:justify-single-word="false"/>
      <style:text-properties officeooo:rsid="000440fb" officeooo:paragraph-rsid="000440fb"/>
    </style:style>
    <style:style style:name="P4" style:family="paragraph" style:parent-style-name="Heading_20_1">
      <style:paragraph-properties fo:text-align="center" style:justify-single-word="false"/>
      <style:text-properties officeooo:rsid="000ce7db" officeooo:paragraph-rsid="000287c1"/>
    </style:style>
    <style:style style:name="T1" style:family="text">
      <style:text-properties officeooo:rsid="000287c1"/>
    </style:style>
    <style:style style:name="T2" style:family="text">
      <style:text-properties officeooo:rsid="0003ed6c"/>
    </style:style>
    <style:style style:name="T3" style:family="text">
      <style:text-properties officeooo:rsid="000440fb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acklog <text:span text:style-name="T3">10</text:span>.0<text:span text:style-name="T2">3</text:span>-<text:span text:style-name="T2">17</text:span>.0<text:span text:style-name="T1">3</text:span></text:p>
      <text:h text:style-name="P4" text:outline-level="1">Tasks planned for this sprint:</text:h>
      <text:list xml:id="list3861889736" text:style-name="L1">
        <text:list-item>
          <text:p text:style-name="P2">Implement converting the output csv files into midi files</text:p>
        </text:list-item>
        <text:list-item>
          <text:p text:style-name="P2">Let the model train and evaluate the quality of the model</text:p>
        </text:list-item>
      </text:list>
      <text:h text:style-name="P4" text:outline-level="1">What has been done this sprint:</text:h>
      <text:list xml:id="list4157746311" text:style-name="L2">
        <text:list-item>
          <text:p text:style-name="P3">Csv to midi convertion implemented</text:p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01:26:26.045500484</meta:creation-date>
    <dc:date>2020-03-16T12:44:31.121113762</dc:date>
    <meta:editing-duration>PT8M35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43" meta:character-count="239" meta:non-whitespace-character-count="206"/>
  </office:meta>
</office:document-meta>
</file>